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e3fa8" officeooo:paragraph-rsid="000e3fa8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0pt" officeooo:rsid="000e3fa8" officeooo:paragraph-rsid="000e3fa8" style:font-size-asian="10pt" style:font-size-complex="10pt"/>
    </style:style>
    <style:style style:name="P3" style:family="paragraph" style:parent-style-name="Standard">
      <style:text-properties fo:font-size="10pt" officeooo:rsid="000e3fa8" officeooo:paragraph-rsid="00172b82" style:font-size-asian="10pt" style:font-size-complex="10pt"/>
    </style:style>
    <style:style style:name="P4" style:family="paragraph" style:parent-style-name="Standard">
      <style:text-properties fo:font-size="10pt" officeooo:rsid="000e3fa8" officeooo:paragraph-rsid="0019796f" style:font-size-asian="10pt" style:font-size-complex="10pt"/>
    </style:style>
    <style:style style:name="P5" style:family="paragraph" style:parent-style-name="Standard">
      <style:text-properties fo:font-size="10pt" officeooo:rsid="0012b864" officeooo:paragraph-rsid="00172b82" style:font-size-asian="10pt" style:font-size-complex="10pt"/>
    </style:style>
    <style:style style:name="P6" style:family="paragraph" style:parent-style-name="Standard">
      <style:text-properties fo:font-size="10pt" fo:font-weight="bold" officeooo:rsid="000e3fa8" officeooo:paragraph-rsid="000e3fa8" style:font-size-asian="10pt" style:font-weight-asian="bold" style:font-size-complex="10pt" style:font-weight-complex="bold"/>
    </style:style>
    <style:style style:name="P7" style:family="paragraph" style:parent-style-name="Standard">
      <style:text-properties fo:font-size="10pt" fo:font-weight="bold" officeooo:rsid="000e3fa8" officeooo:paragraph-rsid="001f4a75" style:font-size-asian="10pt" style:font-weight-asian="bold" style:font-size-complex="10pt" style:font-weight-complex="bold"/>
    </style:style>
    <style:style style:name="P8" style:family="paragraph" style:parent-style-name="Standard">
      <style:text-properties fo:font-size="10pt" fo:font-weight="bold" officeooo:rsid="000e3fa8" officeooo:paragraph-rsid="001bead0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officeooo:rsid="000e3fa8" officeooo:paragraph-rsid="000e3fa8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2pt" fo:font-weight="bold" officeooo:rsid="001620bb" officeooo:paragraph-rsid="00172b82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2pt" fo:font-weight="bold" officeooo:rsid="00172b82" officeooo:paragraph-rsid="00172b82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0pt" officeooo:rsid="001bead0" officeooo:paragraph-rsid="001f4a75" style:font-size-asian="10pt" style:font-size-complex="10pt"/>
    </style:style>
    <style:style style:name="P13" style:family="paragraph" style:parent-style-name="Standard">
      <style:text-properties fo:font-size="10pt" fo:font-weight="bold" officeooo:rsid="001bead0" officeooo:paragraph-rsid="001f4a75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c2e4" style:font-weight-asian="bold" style:font-weight-complex="bold"/>
    </style:style>
    <style:style style:name="T3" style:family="text">
      <style:text-properties fo:font-weight="bold" officeooo:rsid="0019796f" style:font-weight-asian="bold" style:font-weight-complex="bold"/>
    </style:style>
    <style:style style:name="T4" style:family="text">
      <style:text-properties fo:font-weight="bold" officeooo:rsid="00258396" style:font-weight-asian="bold" style:font-weight-complex="bold"/>
    </style:style>
    <style:style style:name="T5" style:family="text">
      <style:text-properties officeooo:rsid="0011ec33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bead0" style:font-weight-asian="normal" style:font-weight-complex="normal"/>
    </style:style>
    <style:style style:name="T8" style:family="text">
      <style:text-properties officeooo:rsid="0012c2e4"/>
    </style:style>
    <style:style style:name="T9" style:family="text">
      <style:text-properties officeooo:rsid="001620bb"/>
    </style:style>
    <style:style style:name="T10" style:family="text">
      <style:text-properties officeooo:rsid="00172b82"/>
    </style:style>
    <style:style style:name="T11" style:family="text">
      <style:text-properties officeooo:rsid="001a531e"/>
    </style:style>
    <style:style style:name="T12" style:family="text">
      <style:text-properties officeooo:rsid="001be27e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officeooo:rsid="0020d1bf"/>
    </style:style>
    <style:style style:name="T15" style:family="text">
      <style:text-properties officeooo:rsid="0025839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9">OpenPose Library - </text:span>GUI <text:span text:style-name="T5">S</text:span>hortcuts</text:p>
      <text:p text:style-name="P9">General Commands</text:p>
      <text:p text:style-name="P2"><text:span text:style-name="T1">Esc</text:span> : Exit program</text:p>
      <text:p text:style-name="P2"><text:span text:style-name="T1">h</text:span> : Help</text:p>
      <text:p text:style-name="P2"><text:span text:style-name="T1">f</text:span> : Toggle full screen</text:p>
      <text:p text:style-name="P2"/>
      <text:p text:style-name="P9">Producer</text:p>
      <text:p text:style-name="P2"><text:span text:style-name="T1">Space</text:span> : Pause</text:p>
      <text:p text:style-name="P2"><text:span text:style-name="T3">k</text:span> : Frame backward</text:p>
      <text:p text:style-name="P3"><text:span text:style-name="T3">l</text:span> : Frame forward</text:p>
      <text:p text:style-name="P3"><text:span text:style-name="T1">m</text:span> : Fake pause, same frame continuously re-processed, e.g., to try different <text:span text:style-name="T11">heat-maps</text:span> or <text:span text:style-name="T11">PAF</text:span> configurations <text:span text:style-name="T10">(it might fail on videos)</text:span></text:p>
      <text:p text:style-name="P2"/>
      <text:p text:style-name="P10">OpenPose</text:p>
      <text:p text:style-name="P7">Change Default <text:span text:style-name="T10">OpenPose</text:span> Parameters</text:p>
      <text:p text:style-name="P12"><text:span text:style-name="T4">z</text:span><text:span text:style-name="T1">: </text:span><text:span text:style-name="T6">Whether to enable/disable face estimation (flag </text:span><text:span text:style-name="T13">--face </text:span><text:span text:style-name="T6">required)</text:span></text:p>
      <text:p text:style-name="P13"><text:span text:style-name="T15">x</text:span>: <text:span text:style-name="T6">Whether to enable/disable hand estimation (flag </text:span><text:span text:style-name="T13">--hand </text:span><text:span text:style-name="T6">required)</text:span></text:p>
      <text:p text:style-name="P3"><text:span text:style-name="T1">- =</text:span> : Decrease/increase NMSThreshold</text:p>
      <text:p text:style-name="P3"><text:span text:style-name="T1">_ +</text:span> : Decrease/increase ConnectMinSubsetScore</text:p>
      <text:p text:style-name="P3"><text:span text:style-name="T1">[ ] </text:span>: Decrease/increase ConnectInterThreshold</text:p>
      <text:p text:style-name="P3"><text:span text:style-name="T1">{ } </text:span>: Decrease/increase ConnectInterMinAboveThreshold</text:p>
      <text:p text:style-name="P3"><text:span text:style-name="T1">; \ </text:span>: Decrease/increase ConnectMinSubsetCnt</text:p>
      <text:p text:style-name="P3"/>
      <text:p text:style-name="P11">Rendering</text:p>
      <text:p text:style-name="P8">Change Part To Show: Pose, Heatmaps, PAFs</text:p>
      <text:p text:style-name="P5"><text:span text:style-name="T1">b</text:span><text:span text:style-name="T6"> : Whether </text:span><text:span text:style-name="T7">to </text:span><text:span text:style-name="T6">blend results with frame</text:span></text:p>
      <text:p text:style-name="P3"><text:span text:style-name="T1">0</text:span> : Show pose</text:p>
      <text:p text:style-name="P3"><text:span text:style-name="T1">p</text:span> : Show background <text:span text:style-name="T12">heat-map</text:span>**</text:p>
      <text:p text:style-name="P3"><text:span text:style-name="T2">a</text:span> : Show <text:span text:style-name="T8">all</text:span> <text:span text:style-name="T12">heat-maps</text:span>**</text:p>
      <text:p text:style-name="P3"><text:span text:style-name="T2">s</text:span> : Show all PAFs**</text:p>
      <text:p text:style-name="P3"><text:span text:style-name="T1">,</text:span> : Show previous element**</text:p>
      <text:p text:style-name="P4"><text:span text:style-name="T1">.</text:span> : Show next element**</text:p>
      <text:p text:style-name="P4"><text:span text:style-name="T1">0123456789qwertyuiopasd</text:span> : Show specific element**</text:p>
      <text:p text:style-name="P2"/>
      <text:p text:style-name="P6">Miscellaneous</text:p>
      <text:p text:style-name="P3"><text:span text:style-name="T1">g</text:span> : Googly eyes**</text:p>
      <text:p text:style-name="P3"/>
      <text:p text:style-name="P3">** <text:span text:style-name="T10">Only available for GPU rendering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5.8272in" fo:page-height="8.268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20:36:38.942688379</meta:creation-date>
    <dc:date>2018-06-13T12:06:01.038960122</dc:date>
    <meta:editing-duration>PT25M</meta:editing-duration>
    <meta:editing-cycles>21</meta:editing-cycles>
    <meta:generator>LibreOffice/5.1.6.2$Linux_X86_64 LibreOffice_project/10m0$Build-2</meta:generator>
    <meta:document-statistic meta:table-count="0" meta:image-count="0" meta:object-count="0" meta:page-count="1" meta:paragraph-count="32" meta:word-count="163" meta:character-count="1024" meta:non-whitespace-character-count="895"/>
  </office:meta>
</office:document-meta>
</file>